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9.013cm" svg:y="0.1cm">
            <draw:object draw:notify-on-update-of-ranges="Hoja1.D1:Hoja1.D1 Hoja1.D2:Hoja1.D10 Hoja1.E1:Hoja1.E1 Hoja1.E2:Hoja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>
            <text:p>Backtracking 1</text:p>
          </table:table-cell>
          <table:table-cell office:value-type="string">
            <text:p>Backtracking 2</text:p>
          </table:table-cell>
          <table:table-cell table:formula="of:=[.B1]" office:value-type="string" office:string-value="Backtracking 1">
            <text:p>Backtracking 1</text:p>
          </table:table-cell>
          <table:table-cell table:formula="of:=[.C1]" office:value-type="string" office:string-value="Backtracking 2">
            <text:p>Backtracking 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94">
            <text:p>1094</text:p>
          </table:table-cell>
          <table:table-cell office:value-type="float" office:value="848">
            <text:p>848</text:p>
          </table:table-cell>
          <table:table-cell table:formula="of:=[.B2]" office:value-type="float" office:value="1094">
            <text:p>1094</text:p>
          </table:table-cell>
          <table:table-cell table:formula="of:=[.C2]" office:value-type="float" office:value="848">
            <text:p>84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">
            <text:p>1974</text:p>
          </table:table-cell>
          <table:table-cell office:value-type="float" office:value="1850">
            <text:p>1850</text:p>
          </table:table-cell>
          <table:table-cell table:formula="of:=([.B3]+[.B4])/2" office:value-type="float" office:value="2345.5">
            <text:p>2345,5</text:p>
          </table:table-cell>
          <table:table-cell table:formula="of:=([.C3]+[.C4])/2" office:value-type="float" office:value="1649">
            <text:p>16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717">
            <text:p>2717</text:p>
          </table:table-cell>
          <table:table-cell office:value-type="float" office:value="1448">
            <text:p>1448</text:p>
          </table:table-cell>
          <table:table-cell table:formula="of:=([.B5]+[.B6])/2" office:value-type="float" office:value="8371">
            <text:p>8371</text:p>
          </table:table-cell>
          <table:table-cell table:formula="of:=([.C5]+[.C6])/2" office:value-type="float" office:value="3588">
            <text:p>358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746">
            <text:p>7746</text:p>
          </table:table-cell>
          <table:table-cell office:value-type="float" office:value="3321">
            <text:p>3321</text:p>
          </table:table-cell>
          <table:table-cell table:formula="of:=([.B7]+[.B8]+[.B9])/3" office:value-type="float" office:value="22069">
            <text:p>22069</text:p>
          </table:table-cell>
          <table:table-cell table:formula="of:=([.C7]+[.C8]+[.C9])/3" office:value-type="float" office:value="10439.6666666667">
            <text:p>10439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996">
            <text:p>8996</text:p>
          </table:table-cell>
          <table:table-cell office:value-type="float" office:value="3855">
            <text:p>3855</text:p>
          </table:table-cell>
          <table:table-cell table:formula="of:=([.B10]+[.B11])/2" office:value-type="float" office:value="94112">
            <text:p>94112</text:p>
          </table:table-cell>
          <table:table-cell table:formula="of:=([.C10]+[.C11])/2" office:value-type="float" office:value="13840.5">
            <text:p>13840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110">
            <text:p>22110</text:p>
          </table:table-cell>
          <table:table-cell office:value-type="float" office:value="8840">
            <text:p>8840</text:p>
          </table:table-cell>
          <table:table-cell table:formula="of:=([.B12]+[.B13]+[.B14]+[.B15])/4" office:value-type="float" office:value="158589.25">
            <text:p>158589,25</text:p>
          </table:table-cell>
          <table:table-cell table:formula="of:=([.C12]+[.C13]+[.C14]+[.C15])/4" office:value-type="float" office:value="57398.25">
            <text:p>57398,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701">
            <text:p>21701</text:p>
          </table:table-cell>
          <table:table-cell office:value-type="float" office:value="7066">
            <text:p>7066</text:p>
          </table:table-cell>
          <table:table-cell table:formula="of:=([.B16]+[.B17])/2" office:value-type="float" office:value="356020.5">
            <text:p>356020,5</text:p>
          </table:table-cell>
          <table:table-cell table:formula="of:=([.C16]+[.C17])/2" office:value-type="float" office:value="40264">
            <text:p>4026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396">
            <text:p>22396</text:p>
          </table:table-cell>
          <table:table-cell office:value-type="float" office:value="15413">
            <text:p>15413</text:p>
          </table:table-cell>
          <table:table-cell table:formula="of:=([.B18]+[.B19]+[.B20]+[.B21])/4" office:value-type="float" office:value="684201.25">
            <text:p>684201,25</text:p>
          </table:table-cell>
          <table:table-cell table:formula="of:=([.C18]+[.C19]+[.C20]+[.C21])/4" office:value-type="float" office:value="204887.5">
            <text:p>204887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9995">
            <text:p>89995</text:p>
          </table:table-cell>
          <table:table-cell office:value-type="float" office:value="12518">
            <text:p>12518</text:p>
          </table:table-cell>
          <table:table-cell table:formula="of:=([.B22]+[.B23]+[.B24])/3" office:value-type="float" office:value="2572539">
            <text:p>2572539</text:p>
          </table:table-cell>
          <table:table-cell table:formula="of:=([.C22]+[.C23]+[.C24])/3" office:value-type="float" office:value="442911.333333333">
            <text:p>442911,3333333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8229">
            <text:p>98229</text:p>
          </table:table-cell>
          <table:table-cell office:value-type="float" office:value="15163">
            <text:p>1516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8520">
            <text:p>228520</text:p>
          </table:table-cell>
          <table:table-cell office:value-type="float" office:value="20172">
            <text:p>2017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3785">
            <text:p>153785</text:p>
          </table:table-cell>
          <table:table-cell office:value-type="float" office:value="104277">
            <text:p>10427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8863">
            <text:p>178863</text:p>
          </table:table-cell>
          <table:table-cell office:value-type="float" office:value="54916">
            <text:p>54916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189">
            <text:p>73189</text:p>
          </table:table-cell>
          <table:table-cell office:value-type="float" office:value="50228">
            <text:p>50228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2786">
            <text:p>342786</text:p>
          </table:table-cell>
          <table:table-cell office:value-type="float" office:value="34488">
            <text:p>34488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9255">
            <text:p>369255</text:p>
          </table:table-cell>
          <table:table-cell office:value-type="float" office:value="46040">
            <text:p>4604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47053">
            <text:p>847053</text:p>
          </table:table-cell>
          <table:table-cell office:value-type="float" office:value="224443">
            <text:p>224443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4565">
            <text:p>384565</text:p>
          </table:table-cell>
          <table:table-cell office:value-type="float" office:value="258081">
            <text:p>25808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5053">
            <text:p>435053</text:p>
          </table:table-cell>
          <table:table-cell office:value-type="float" office:value="200725">
            <text:p>20072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70134">
            <text:p>1070134</text:p>
          </table:table-cell>
          <table:table-cell office:value-type="float" office:value="136301">
            <text:p>13630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22247">
            <text:p>2822247</text:p>
          </table:table-cell>
          <table:table-cell office:value-type="float" office:value="410906">
            <text:p>410906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94661">
            <text:p>1394661</text:p>
          </table:table-cell>
          <table:table-cell office:value-type="float" office:value="697369">
            <text:p>697369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500709">
            <text:p>3500709</text:p>
          </table:table-cell>
          <table:table-cell office:value-type="float" office:value="220459">
            <text:p>220459</text:p>
          </table:table-cell>
          <table:table-cell table:number-columns-repeated="2"/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6:43:29</dc:date>
    <dc:creator>Axel Straminsky</dc:creator>
    <meta:document-statistic meta:table-count="1" meta:cell-count="9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57cm" svg:y="0.316cm" chart:style-name="ch2">
          <text:p>Comparación entre Backtracking 1 y Backtracking 2</text:p>
        </chart:title>
        <chart:legend chart:legend-position="end" svg:x="12.354cm" svg:y="3.952cm" style:legend-expansion="high" chart:style-name="ch3"/>
        <chart:plot-area chart:style-name="ch4" table:cell-range-address="Hoja1.D1:Hoja1.E10" chart:data-source-has-labels="row" svg:x="1.331cm" svg:y="1.635cm" svg:width="10.383cm" svg:height="6.204cm">
          <chartooo:coordinate-region svg:x="2.878cm" svg:y="1.835cm" svg:width="8.742cm" svg:height="5.357cm"/>
          <chart:axis chart:dimension="x" chart:name="primary-x" chart:style-name="ch5">
            <chart:title svg:x="5.287cm" svg:y="8.019cm" chart:style-name="ch6">
              <text:p>Dimension(n*m)</text:p>
            </chart:title>
          </chart:axis>
          <chart:axis chart:dimension="y" chart:name="primary-y" chart:style-name="ch5">
            <chart:title svg:x="0.451cm" svg:y="5.614cm" chart:style-name="ch7">
              <text:p>Tiempo(ns)</text:p>
            </chart:title>
            <chart:grid chart:style-name="ch8" chart:class="major"/>
          </chart:axis>
          <chart:series chart:style-name="ch9" chart:values-cell-range-address="Hoja1.D2:Hoja1.D10" chart:label-cell-address="Hoja1.D1:Hoja1.D1" chart:class="chart:line">
            <chart:data-point chart:repeated="9"/>
          </chart:series>
          <chart:series chart:style-name="ch10" chart:values-cell-range-address="Hoja1.E2:Hoja1.E10" chart:label-cell-address="Hoja1.E1:Hoja1.E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ing 1</text:p>
                <draw:g>
                  <svg:desc>Hoja1.D1:Hoja1.D1</svg:desc>
                </draw:g>
              </table:table-cell>
              <table:table-cell office:value-type="string">
                <text:p>Backtracking 2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4">
                <text:p>1094</text:p>
                <draw:g>
                  <svg:desc>Hoja1.D2:Hoja1.D10</svg:desc>
                </draw:g>
              </table:table-cell>
              <table:table-cell office:value-type="float" office:value="848">
                <text:p>848</text:p>
                <draw:g>
                  <svg:desc>Hoja1.E2:Hoja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5.5">
                <text:p>2345.5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71">
                <text:p>8371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69">
                <text:p>22069</text:p>
              </table:table-cell>
              <table:table-cell office:value-type="float" office:value="10439.6666666667">
                <text:p>10439.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112">
                <text:p>94112</text:p>
              </table:table-cell>
              <table:table-cell office:value-type="float" office:value="13840.5">
                <text:p>1384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589.25">
                <text:p>158589.25</text:p>
              </table:table-cell>
              <table:table-cell office:value-type="float" office:value="57398.25">
                <text:p>57398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6020.5">
                <text:p>356020.5</text:p>
              </table:table-cell>
              <table:table-cell office:value-type="float" office:value="40264">
                <text:p>40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4201.25">
                <text:p>684201.25</text:p>
              </table:table-cell>
              <table:table-cell office:value-type="float" office:value="204887.5">
                <text:p>20488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2539">
                <text:p>2572539</text:p>
              </table:table-cell>
              <table:table-cell office:value-type="float" office:value="442911.333333333">
                <text:p>442911.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